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rsfs10" svg:font-family="rsfs10"/>
    <style:font-face style:name="Liberation Sans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Noto Sans CJK SC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e295" draw:opacity="100%" draw:textarea-horizontal-align="justify" draw:textarea-vertical-align="middle" draw:auto-grow-height="false" fo:min-height="10.35cm" fo:min-width="7.476cm" draw:shadow-opacity="100%"/>
    </style:style>
    <style:style style:name="gr2" style:family="graphic" style:parent-style-name="standard">
      <style:graphic-properties draw:stroke="none" draw:fill="solid" draw:fill-color="#ffcb04" draw:textarea-horizontal-align="justify" draw:textarea-vertical-align="middle" draw:auto-grow-height="false" fo:min-height="9.85cm" fo:min-width="3.3cm"/>
    </style:style>
    <style:style style:name="gr3" style:family="graphic" style:parent-style-name="standard">
      <style:graphic-properties svg:stroke-width="0.03cm" svg:stroke-color="#000000" draw:marker-start-width="0.25cm" draw:marker-end-width="0.25cm" draw:fill="none" draw:textarea-horizontal-align="justify" draw:textarea-vertical-align="middle" draw:auto-grow-height="false" fo:min-height="1.72cm" fo:min-width="1.37cm" fo:padding-top="0.14cm" fo:padding-bottom="0.14cm" fo:padding-left="0.265cm" fo:padding-right="0.265cm"/>
    </style:style>
    <style:style style:name="gr4" style:family="graphic" style:parent-style-name="standard">
      <style:graphic-properties draw:stroke="none" svg:stroke-color="#000000" draw:fill="none" draw:fill-color="#ffffff" fo:min-height="1.26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536cm"/>
      <style:paragraph-properties style:writing-mode="lr-tb"/>
    </style:style>
    <style:style style:name="gr6" style:family="graphic" style:parent-style-name="standard">
      <style:graphic-properties svg:stroke-width="0.03cm" svg:stroke-color="#000000" draw:marker-start-width="0.25cm" draw:marker-end-width="0.25cm" draw:fill="none" draw:textarea-horizontal-align="justify" draw:textarea-vertical-align="middle" draw:auto-grow-height="false" fo:min-height="1.72cm" fo:min-width="1.345cm" fo:padding-top="0.14cm" fo:padding-bottom="0.14cm" fo:padding-left="0.265cm" fo:padding-right="0.265cm"/>
    </style:style>
    <style:style style:name="gr7" style:family="graphic" style:parent-style-name="standard">
      <style:graphic-properties draw:stroke="none" svg:stroke-color="#000000" draw:fill="none" draw:fill-color="#ffffff" fo:min-height="1.45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solid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75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92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37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3" style:family="graphic" style:parent-style-name="standard">
      <style:graphic-properties draw:stroke="none" draw:fill="solid" draw:fill-color="#ffe295" draw:textarea-horizontal-align="justify" draw:textarea-vertical-align="middle" draw:auto-grow-height="false" fo:min-height="0.35cm" fo:min-width="0.2cm"/>
    </style:style>
    <style:style style:name="gr14" style:family="graphic" style:parent-style-name="standard">
      <style:graphic-properties draw:stroke="none" draw:fill="solid" draw:fill-color="#ffcb04" draw:textarea-horizontal-align="justify" draw:textarea-vertical-align="middle" draw:auto-grow-height="false" fo:min-height="0.35cm" fo:min-width="0.2cm"/>
    </style:style>
    <style:style style:name="gr15" style:family="graphic" style:parent-style-name="standard">
      <style:graphic-properties draw:stroke="none" svg:stroke-color="#000000" draw:fill="none" draw:fill-color="#ffffff" fo:min-height="0.58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21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43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P1" style:family="paragraph">
      <loext:graphic-properties draw:fill="solid" draw:fill-color="#ffe295" draw:opacity="100%"/>
      <style:paragraph-properties fo:text-align="center"/>
      <style:text-properties fo:font-size="22pt"/>
    </style:style>
    <style:style style:name="P2" style:family="paragraph">
      <loext:graphic-properties draw:fill="solid" draw:fill-color="#ffcb04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22pt"/>
    </style:style>
    <style:style style:name="P7" style:family="paragraph">
      <loext:graphic-properties draw:fill="solid" draw:fill-color="#ffe295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style:text-position="-33% 58%" fo:font-size="32pt" style:font-size-asian="32pt" style:font-size-complex="32pt"/>
    </style:style>
    <style:style style:name="T3" style:family="text">
      <style:text-properties style:font-name="Liberation Sans" style:font-name-asian="Liberation Sans" style:font-name-complex="Liberation Sans"/>
    </style:style>
    <style:style style:name="T4" style:family="text">
      <style:text-properties style:font-name="Liberation Sans" fo:font-size="22pt" style:font-name-asian="Liberation Sans" style:font-name-complex="Liberation Sans"/>
    </style:style>
    <style:style style:name="T5" style:family="text">
      <style:text-properties style:font-name="rsfs10" style:font-name-asian="rsfs10" style:font-name-complex="rsfs10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976cm" svg:height="10.6cm" svg:x="4.024cm" svg:y="1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cm" svg:height="10.1cm" svg:x="7.852cm" svg:y="1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9cm" svg:height="2cm" svg:x="4.748cm" svg:y="3.354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2cm" svg:height="1.517cm" svg:x="4.948cm" svg:y="3.637cm">
          <draw:text-box>
            <text:p><text:span text:style-name="T1">E</text:span></text:p>
          </draw:text-box>
        </draw:frame>
        <draw:custom-shape draw:style-name="gr3" draw:text-style-name="P3" draw:layer="layout" svg:width="1.9cm" svg:height="2cm" svg:x="8.8cm" svg:y="2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.2cm" svg:height="1.786cm" svg:x="9.2cm" svg:y="2.2cm">
          <draw:text-box>
            <text:p><text:span text:style-name="T1">I</text:span><text:span text:style-name="T2">a</text:span></text:p>
          </draw:text-box>
        </draw:frame>
        <draw:custom-shape draw:style-name="gr3" draw:text-style-name="P3" draw:layer="layout" svg:width="1.9cm" svg:height="2cm" svg:x="8.9cm" svg:y="5.6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.2cm" svg:height="1.786cm" svg:x="9.441cm" svg:y="5.8cm">
          <draw:text-box>
            <text:p><text:span text:style-name="T1">I</text:span><text:span text:style-name="T2">p</text:span></text:p>
          </draw:text-box>
        </draw:frame>
        <draw:custom-shape draw:style-name="gr6" draw:text-style-name="P3" draw:layer="layout" svg:width="1.875cm" svg:height="2cm" svg:x="9cm" svg:y="9.1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.2cm" svg:height="1.786cm" svg:x="9.366cm" svg:y="9.2cm">
          <draw:text-box>
            <text:p><text:span text:style-name="T1">I</text:span><text:span text:style-name="T2">s</text:span></text:p>
          </draw:text-box>
        </draw:frame>
        <draw:frame draw:style-name="gr7" draw:text-style-name="P4" draw:layer="layout" svg:width="1.7cm" svg:height="1.7cm" svg:x="13.248cm" svg:y="3.551cm">
          <draw:text-box>
            <text:p><text:span text:style-name="T1">R</text:span></text:p>
          </draw:text-box>
        </draw:frame>
        <draw:custom-shape draw:style-name="gr3" draw:text-style-name="P3" draw:layer="layout" svg:width="1.9cm" svg:height="2cm" svg:x="13.042cm" svg:y="3.351cm">
          <text:p/>
          <draw:enhanced-geometry svg:viewBox="0 0 21600 21600" draw:type="rectangle" draw:enhanced-path="M 0 0 L 21600 0 21600 21600 0 21600 0 0 Z N"/>
        </draw:custom-shape>
        <draw:line draw:style-name="gr8" draw:text-style-name="P5" draw:layer="layout" svg:x1="6.8cm" svg:y1="4.1cm" svg:x2="8.8cm" svg:y2="3cm">
          <text:p/>
        </draw:line>
        <draw:custom-shape draw:style-name="gr3" draw:text-style-name="P3" draw:layer="layout" svg:width="1.9cm" svg:height="2cm" svg:x="1.248cm" svg:y="3.354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2cm" svg:height="1.517cm" svg:x="1.648cm" svg:y="3.654cm">
          <draw:text-box>
            <text:p><text:span text:style-name="T1">S</text:span></text:p>
          </draw:text-box>
        </draw:frame>
        <draw:line draw:style-name="gr8" draw:text-style-name="P5" draw:layer="layout" svg:x1="3.148cm" svg:y1="4.454cm" svg:x2="4.748cm" svg:y2="4.454cm">
          <text:p/>
        </draw:line>
        <draw:line draw:style-name="gr8" draw:text-style-name="P5" draw:layer="layout" svg:x1="6.648cm" svg:y1="4.954cm" svg:x2="8.748cm" svg:y2="6.554cm">
          <text:p/>
        </draw:line>
        <draw:line draw:style-name="gr8" draw:text-style-name="P5" draw:layer="layout" svg:x1="10.8cm" svg:y1="3cm" svg:x2="13.1cm" svg:y2="4cm">
          <text:p/>
        </draw:line>
        <draw:line draw:style-name="gr8" draw:text-style-name="P5" draw:layer="layout" svg:x1="10.941cm" svg:y1="9.897cm" svg:x2="13.6cm" svg:y2="5.5cm">
          <text:p/>
        </draw:line>
        <draw:line draw:style-name="gr8" draw:text-style-name="P5" draw:layer="layout" svg:x1="10.041cm" svg:y1="7.7cm" svg:x2="10cm" svg:y2="9cm">
          <text:p/>
        </draw:line>
        <draw:frame draw:style-name="gr9" draw:text-style-name="P6" draw:layer="layout" svg:width="1.4cm" svg:height="1.003cm" svg:x="6.7cm" svg:y="2.697cm">
          <draw:text-box>
            <text:p><text:span text:style-name="T3">ασ</text:span></text:p>
          </draw:text-box>
        </draw:frame>
        <draw:frame draw:style-name="gr10" draw:text-style-name="P6" draw:layer="layout" svg:width="2.6cm" svg:height="1.173cm" svg:x="5.8cm" svg:y="5.7cm">
          <draw:text-box>
            <text:p><text:span text:style-name="T3">(1-α)σ</text:span></text:p>
          </draw:text-box>
        </draw:frame>
        <draw:frame draw:style-name="gr11" draw:text-style-name="P6" draw:layer="layout" svg:width="0.875cm" svg:height="1.119cm" svg:x="8.925cm" svg:y="7.8cm">
          <draw:text-box>
            <text:p><text:span text:style-name="T4">ς</text:span></text:p>
          </draw:text-box>
        </draw:frame>
        <draw:frame draw:style-name="gr12" draw:text-style-name="P6" draw:layer="layout" svg:width="1.9cm" svg:height="1.018cm" svg:x="3.148cm" svg:y="4.392cm">
          <draw:text-box>
            <text:p><text:span text:style-name="T3">“</text:span><text:span text:style-name="T5">β</text:span><text:span text:style-name="T3">”</text:span></text:p>
          </draw:text-box>
        </draw:frame>
        <draw:custom-shape draw:style-name="gr13" draw:text-style-name="P7" draw:layer="layout" svg:width="0.7cm" svg:height="0.6cm" svg:x="1.8cm" svg:y="12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7cm" svg:height="0.6cm" svg:x="1.8cm" svg:y="13.3cm">
          <text:p/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11.2cm" svg:height="0.839cm" svg:x="2.6cm" svg:y="12.2cm">
          <draw:text-box>
            <text:p><text:span text:style-name="T6">Subepidemic</text:span></text:p>
          </draw:text-box>
        </draw:frame>
        <draw:frame draw:style-name="gr15" draw:text-style-name="P8" draw:layer="layout" svg:width="11.2cm" svg:height="0.839cm" svg:x="2.6cm" svg:y="13.161cm">
          <draw:text-box>
            <text:p><text:span text:style-name="T6">Infectious states</text:span></text:p>
          </draw:text-box>
        </draw:frame>
        <draw:line draw:style-name="gr8" draw:text-style-name="P5" draw:layer="layout" svg:x1="6.648cm" svg:y1="4.551cm" svg:x2="13.048cm" svg:y2="4.551cm">
          <text:p/>
        </draw:line>
        <draw:line draw:style-name="gr8" draw:text-style-name="P5" draw:layer="layout" svg:x1="11cm" svg:y1="6.8cm" svg:x2="13cm" svg:y2="4.9cm">
          <text:p/>
        </draw:line>
        <draw:frame draw:style-name="gr16" draw:text-style-name="P6" draw:layer="layout" svg:width="3.719cm" svg:height="1.119cm" svg:x="12.1cm" svg:y="7.8cm">
          <draw:text-box>
            <text:p><text:span text:style-name="T4">η+θ+ϱ</text:span></text:p>
          </draw:text-box>
        </draw:frame>
        <draw:frame draw:style-name="gr11" draw:text-style-name="P6" draw:layer="layout" svg:width="0.875cm" svg:height="1.119cm" svg:x="8.926cm" svg:y="7.801cm">
          <draw:text-box>
            <text:p><text:span text:style-name="T4">ς</text:span></text:p>
          </draw:text-box>
        </draw:frame>
        <draw:frame draw:style-name="gr17" draw:text-style-name="P6" draw:layer="layout" svg:width="0.934cm" svg:height="1.119cm" svg:x="11.4cm" svg:y="6.2cm">
          <draw:text-box>
            <text:p><text:span text:style-name="T4">θ</text:span></text:p>
          </draw:text-box>
        </draw:frame>
        <draw:frame draw:style-name="gr17" draw:text-style-name="P6" draw:layer="layout" svg:width="0.934cm" svg:height="1.119cm" svg:x="8cm" svg:y="4.5cm">
          <draw:text-box>
            <text:p><text:span text:style-name="T4">θ</text:span></text:p>
          </draw:text-box>
        </draw:frame>
        <draw:frame draw:style-name="gr18" draw:text-style-name="P9" draw:layer="layout" svg:width="0.7cm" svg:height="1.1cm" svg:x="14.315cm" svg:y="8.264cm">
          <draw:text-box>
            <text:p><text:span text:style-name="T7">a</text:span></text:p>
          </draw:text-box>
        </draw:frame>
        <draw:frame draw:style-name="gr16" draw:text-style-name="P6" draw:layer="layout" svg:width="3.719cm" svg:height="1.119cm" svg:x="11cm" svg:y="1.981cm">
          <draw:text-box>
            <text:p><text:span text:style-name="T4">θ+ϱ</text:span></text:p>
          </draw:text-box>
        </draw:frame>
        <draw:frame draw:style-name="gr18" draw:text-style-name="P9" draw:layer="layout" svg:width="0.7cm" svg:height="1.1cm" svg:x="12.4cm" svg:y="2.5cm">
          <draw:text-box>
            <text:p><text:span text:style-name="T7">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rsfs10" svg:font-family="rsfs10"/>
    <style:font-face style:name="Liberation Sans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Noto Sans CJK SC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6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7T17:42:18.228014047</meta:creation-date>
    <dc:date>2020-11-14T21:01:19.544982625</dc:date>
    <meta:editing-duration>PT35M7S</meta:editing-duration>
    <meta:editing-cycles>12</meta:editing-cycles>
    <meta:generator>LibreOffice/6.4.6.2$Linux_X86_64 LibreOffice_project/40$Build-2</meta:generator>
    <meta:document-statistic meta:object-count="37"/>
  </office:meta>
</office:document-meta>
</file>